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ex</text:p>
          </table:table-cell>
          <table:table-cell office:value-type="string">
            <text:p>department</text:p>
          </table:table-cell>
          <table:table-cell office:value-type="string">
            <text:p>accepted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number-style style:name="N129">
      <number:number number:decimal-places="1" number:min-integer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6/10/2014</text:date>, <text:time>23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d Fujimoto</meta:initial-creator>
    <meta:creation-date>2014-06-10T23:24:40</meta:creation-date>
    <dc:date>2014-06-10T23:25:11</dc:date>
    <dc:creator>Ted Fujimoto</dc:creator>
    <meta:editing-duration>PT31S</meta:editing-duration>
    <meta:editing-cycles>1</meta:editing-cycles>
    <meta:document-statistic meta:table-count="3" meta:cell-count="13581" meta:object-count="0"/>
    <meta:generator>OpenOffice/4.1.0$Unix OpenOffice.org_project/410m18$Build-9764</meta:generator>
  </office:meta>
</office:document-meta>
</file>